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540000004CDC28F31D.png" manifest:media-type=""/>
  <manifest:file-entry manifest:full-path="Pictures/100002010000067A000000CB8BE678E4.png" manifest:media-type=""/>
  <manifest:file-entry manifest:full-path="Pictures/100002010000004D0000006CA6F204BA.png" manifest:media-type=""/>
  <manifest:file-entry manifest:full-path="Pictures/10000201000000830000006CC087E34B.png" manifest:media-type=""/>
  <manifest:file-entry manifest:full-path="Pictures/1000020100000340000000A867E7944C.png" manifest:media-type=""/>
  <manifest:file-entry manifest:full-path="Pictures/100002010000009100000063A2F7C55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dern" svg:font-family="Moder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3.8cm" svg:y1="10.5cm" svg:x2="3.8cm" svg:y2="5.5cm">
          <text:p/>
        </draw:line>
        <draw:line draw:style-name="gr1" draw:text-style-name="P1" draw:layer="layout" svg:x1="3.8cm" svg:y1="10.5cm" svg:x2="9.4cm" svg:y2="10.5cm">
          <text:p/>
        </draw:line>
        <draw:line draw:style-name="gr2" draw:text-style-name="P1" draw:layer="layout" svg:x1="3.8cm" svg:y1="10.5cm" svg:x2="7.4cm" svg:y2="7.2cm">
          <text:p/>
        </draw:line>
        <draw:frame draw:style-name="gr3" draw:text-style-name="P1" draw:layer="layout" svg:width="0.388cm" svg:height="0.351cm" svg:x="9.512cm" svg:y="10.349cm">
          <draw:image xlink:href="Pictures/10000201000000540000004CDC28F31D.png" xlink:type="simple" xlink:show="embed" xlink:actuate="onLoad">
            <text:p/>
          </draw:image>
        </draw:frame>
        <draw:frame draw:style-name="gr3" draw:text-style-name="P1" draw:layer="layout" svg:width="0.304cm" svg:height="0.427cm" svg:x="3.596cm" svg:y="5.1cm">
          <draw:image xlink:href="Pictures/100002010000004D0000006CA6F204BA.png" xlink:type="simple" xlink:show="embed" xlink:actuate="onLoad">
            <text:p/>
          </draw:image>
        </draw:frame>
        <draw:line draw:style-name="gr4" draw:text-style-name="P1" draw:layer="layout" svg:x1="7.4cm" svg:y1="7.2cm" svg:x2="7.4cm" svg:y2="10.5cm">
          <text:p/>
        </draw:line>
        <draw:line draw:style-name="gr4" draw:text-style-name="P1" draw:layer="layout" svg:x1="7.4cm" svg:y1="7.2cm" svg:x2="3.8cm" svg:y2="7.2cm">
          <text:p/>
        </draw:line>
        <draw:frame draw:style-name="gr3" draw:text-style-name="P1" draw:layer="layout" svg:width="6.532cm" svg:height="0.8cm" svg:x="5.668cm" svg:y="9cm">
          <draw:image xlink:href="Pictures/100002010000067A000000CB8BE678E4.png" xlink:type="simple" xlink:show="embed" xlink:actuate="onLoad">
            <text:p/>
          </draw:image>
        </draw:frame>
        <draw:frame draw:style-name="gr3" draw:text-style-name="P1" draw:layer="layout" svg:width="3.96cm" svg:height="0.8cm" svg:x="7.44cm" svg:y="6.6cm">
          <draw:image xlink:href="Pictures/1000020100000340000000A867E7944C.png" xlink:type="simple" xlink:show="embed" xlink:actuate="onLoad">
            <text:p/>
          </draw:image>
        </draw:frame>
        <draw:frame draw:style-name="gr3" draw:text-style-name="P1" draw:layer="layout" svg:width="0.904cm" svg:height="0.618cm" svg:x="6.896cm" svg:y="10.682cm">
          <draw:image xlink:href="Pictures/100002010000009100000063A2F7C554.png" xlink:type="simple" xlink:show="embed" xlink:actuate="onLoad">
            <text:p/>
          </draw:image>
        </draw:frame>
        <draw:frame draw:style-name="gr3" draw:text-style-name="P1" draw:layer="layout" svg:width="0.767cm" svg:height="0.633cm" svg:x="2.933cm" svg:y="7.067cm">
          <draw:image xlink:href="Pictures/10000201000000830000006CC087E3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dern" svg:font-family="Moder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03:56:00.054000000</meta:creation-date>
    <dc:date>2014-03-23T05:49:37.138000000</dc:date>
    <meta:editing-duration>PT4M22S</meta:editing-duration>
    <meta:editing-cycles>6</meta:editing-cycles>
    <meta:generator>LibreOffice/4.1.4.2$Windows_x86 LibreOffice_project/0a0440ccc0227ad9829de5f46be37cfb6edcf72</meta:generator>
    <meta:document-statistic meta:object-count="11"/>
  </office:meta>
</office:document-meta>
</file>